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94d" officeooo:paragraph-rsid="0014f94d"/>
    </style:style>
    <style:style style:name="P2" style:family="paragraph" style:parent-style-name="Standard" style:list-style-name="L1">
      <style:text-properties officeooo:rsid="0014f94d" officeooo:paragraph-rsid="0014f94d"/>
    </style:style>
    <style:style style:name="P3" style:family="paragraph" style:parent-style-name="Standard" style:list-style-name="L1">
      <style:text-properties officeooo:rsid="0014f94d" officeooo:paragraph-rsid="0018c832"/>
    </style:style>
    <style:style style:name="P4" style:family="paragraph" style:parent-style-name="Standard" style:list-style-name="L2">
      <style:text-properties officeooo:rsid="0014f94d" officeooo:paragraph-rsid="0014f94d"/>
    </style:style>
    <style:style style:name="P5" style:family="paragraph" style:parent-style-name="Standard" style:list-style-name="L3">
      <style:text-properties officeooo:rsid="0014f94d" officeooo:paragraph-rsid="0014f94d"/>
    </style:style>
    <style:style style:name="P6" style:family="paragraph" style:parent-style-name="Standard">
      <style:text-properties fo:font-weight="bold" officeooo:rsid="0014f94d" officeooo:paragraph-rsid="0014f94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f94d" officeooo:paragraph-rsid="0014f94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bold" officeooo:rsid="0014f94d" officeooo:paragraph-rsid="0014f94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rsid="0018c832" officeooo:paragraph-rsid="0018c832"/>
    </style:style>
    <style:style style:name="T1" style:family="text">
      <style:text-properties officeooo:rsid="00154d94"/>
    </style:style>
    <style:style style:name="T2" style:family="text">
      <style:text-properties officeooo:rsid="001587aa"/>
    </style:style>
    <style:style style:name="T3" style:family="text">
      <style:text-properties officeooo:rsid="0016cd64"/>
    </style:style>
    <style:style style:name="T4" style:family="text">
      <style:text-properties officeooo:rsid="0018c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tch Band</text:p>
      <text:p text:style-name="P1"/>
      <text:p text:style-name="P1">Requisitos:</text:p>
      <text:p text:style-name="P1"/>
      <text:p text:style-name="P8">Funcionais </text:p>
      <text:p text:style-name="P6"/>
      <text:list xml:id="list3908986018" text:style-name="L1">
        <text:list-item>
          <text:p text:style-name="P2"><text:span text:style-name="T1">Usuario se </text:span>Cadastra <text:span text:style-name="T2">como</text:span> Músico <text:span text:style-name="T4">com Nome, e-mail, senha, nome artistico, foto, descrição, sexo, genero musical,contato,.</text:span></text:p>
        </text:list-item>
        <text:list-item>
          <text:p text:style-name="P2"><text:span text:style-name="T3">Usuario </text:span>Cadastra Banda <text:span text:style-name="T4">com Nome da Banda, e-mail, senha, <text:s text:c="2"/>foto, descrição da banda, membros, genero musical, Tipo do musico que esta procurando,</text:span></text:p>
        </text:list-item>
        <text:list-item>
          <text:p text:style-name="P2"><text:span text:style-name="T3">Banda </text:span>Pesquisa Músico <text:s/><text:span text:style-name="T4">com Filtro <text:s/>por genero musical.</text:span></text:p>
        </text:list-item>
        <text:list-item>
          <text:p text:style-name="P3"><text:s/><text:span text:style-name="T4">Musico </text:span>Pesquisa Banda <text:span text:style-name="T4">com Filtro <text:s/>por genero musical.</text:span></text:p>
        </text:list-item>
        <text:list-item>
          <text:p text:style-name="P2"><text:s/><text:span text:style-name="T4">Banda </text:span>Conversa com Músico <text:span text:style-name="T4">por chat </text:span></text:p>
        </text:list-item>
        <text:list-item>
          <text:p text:style-name="P2"><text:s/><text:span text:style-name="T4">Musico </text:span>Conversar com Banda <text:span text:style-name="T4">por chat</text:span></text:p>
        </text:list-item>
        <text:list-item>
          <text:p text:style-name="P9">Musico edita usuário <text:s/>com nome, senha, e-mail, foto, descrição, sexo, genero musical, contato, nome artistico.</text:p>
        </text:list-item>
        <text:list-item>
          <text:p text:style-name="P2"><text:s/><text:span text:style-name="T4">Banda </text:span>Edita úsuario <text:span text:style-name="T4">com edição de nome, senha, e-mail, foto, descrição, sexo, genero musical, contato.</text:span></text:p>
        </text:list-item>
        <text:list-item>
          <text:p text:style-name="P2">Filtrar localização <text:span text:style-name="T4">- talvez</text:span></text:p>
        </text:list-item>
        <text:list-item>
          <text:p text:style-name="P2">Avaliar Usuario <text:span text:style-name="T4">- talvez</text:span></text:p>
        </text:list-item>
        <text:list-item>
          <text:p text:style-name="P2">Deletar Senha <text:span text:style-name="T4">- <text:s/>Deletar cadastro.</text:span></text:p>
        </text:list-item>
      </text:list>
      <text:p text:style-name="P1"/>
      <text:p text:style-name="P1"/>
      <text:p text:style-name="P8">Não-Funcionais</text:p>
      <text:p text:style-name="P1"/>
      <text:list xml:id="list1372344742" text:style-name="L3">
        <text:list-item>
          <text:p text:style-name="P5">Segurança(Minima)</text:p>
        </text:list-item>
        <text:list-item>
          <text:p text:style-name="P5">Integridade</text:p>
        </text:list-item>
        <text:list-item>
          <text:p text:style-name="P5">Acessibilidade</text:p>
        </text:list-item>
      </text:list>
      <text:p text:style-name="P1"/>
      <text:p text:style-name="P1"/>
      <text:p text:style-name="P8">Usabilidade</text:p>
      <text:list xml:id="list1488406215" text:style-name="L2">
        <text:list-item>
          <text:p text:style-name="P4">Harmonia do Desingn</text:p>
        </text:list-item>
        <text:list-item>
          <text:p text:style-name="P4">Mascara nos campos</text:p>
        </text:list-item>
        <text:list-item>
          <text:p text:style-name="P4">Exemplificação do Campo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3:37.693483514</meta:creation-date>
    <dc:date>2017-08-21T20:21:51.852978193</dc:date>
    <meta:editing-duration>PT17M21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3" meta:word-count="145" meta:character-count="921" meta:non-whitespace-character-count="803"/>
  </office:meta>
</office:document-meta>
</file>